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table:align="margins"/>
    </style:style>
    <style:style style:name="Tabella1.A" style:family="table-column">
      <style:table-column-properties style:column-width="3.833cm" style:rel-column-width="21838*"/>
    </style:style>
    <style:style style:name="Tabella1.B" style:family="table-column">
      <style:table-column-properties style:column-width="4.205cm" style:rel-column-width="23967*"/>
    </style:style>
    <style:style style:name="Tabella1.C" style:family="table-column">
      <style:table-column-properties style:column-width="3.463cm" style:rel-column-width="19730*"/>
    </style:style>
    <style:style style:name="Tabella1.1" style:family="table-row">
      <style:table-row-properties style:row-height="7.999cm"/>
    </style:style>
    <style:style style:name="Tabella1.A1" style:family="table-cell">
      <style:table-cell-properties fo:padding="0.049cm" fo:border="none"/>
    </style:style>
    <style:style style:name="Tabella1.2" style:family="table-row">
      <style:table-row-properties style:row-height="2cm"/>
    </style:style>
    <style:style style:name="Tabella1.A2" style:family="table-cell">
      <style:table-cell-properties style:vertical-align="middle" fo:padding="0.049cm" fo:border="none"/>
    </style:style>
    <style:style style:name="P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8f47ca" officeooo:paragraph-rsid="00bd0c3c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0pt" fo:font-style="normal" style:text-underline-style="none" fo:font-weight="bold" officeooo:rsid="001a116f" officeooo:paragraph-rsid="00c49dfd" style:font-name-asian="SimSun" style:font-size-asian="20pt" style:font-style-asian="normal" style:font-weight-asian="bold" style:font-name-complex="Tahoma" style:font-size-complex="20pt" style:font-style-complex="normal" style:font-weight-complex="bold" style:text-scale="60%"/>
    </style:style>
    <style:style style:name="P7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2pt" fo:font-style="normal" style:text-underline-style="none" fo:font-weight="normal" officeooo:rsid="008f47ca" officeooo:paragraph-rsid="00b9b6ab" style:font-name-asian="SimSun" style:font-size-asian="32pt" style:font-style-asian="normal" style:font-weight-asian="normal" style:font-name-complex="Tahoma" style:font-size-complex="32pt" style:font-style-complex="normal" style:font-weight-complex="normal" style:text-scale="60%"/>
    </style:style>
    <style:style style:name="P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0pt" fo:font-style="normal" style:text-underline-style="none" fo:font-weight="bold" officeooo:rsid="001a116f" officeooo:paragraph-rsid="00c49dfd" style:font-name-asian="SimSun" style:font-size-asian="30pt" style:font-style-asian="normal" style:font-weight-asian="bold" style:font-name-complex="Tahoma" style:font-size-complex="30pt" style:font-style-complex="normal" style:font-weight-complex="bold" style:text-scale="60%"/>
    </style:style>
    <style:style style:name="P9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Fram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 style:text-scale="90%"/>
    </style:style>
    <style:style style:name="P12" style:family="paragraph" style:parent-style-name="Table_20_Contents">
      <style:paragraph-properties fo:line-height="100%" fo:text-align="center" style:justify-single-word="false"/>
      <style:text-properties style:font-name="Arial" fo:font-size="8pt" fo:font-weight="bold" officeooo:rsid="00a001d8" officeooo:paragraph-rsid="00bf3a40" style:font-name-asian="SimSun" style:font-size-asian="8pt" style:font-weight-asian="bold" style:font-name-complex="Tahoma" style:font-size-complex="8pt" style:font-weight-complex="bold" style:text-scale="100%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style:font-name-asian="SimSun" style:font-size-asian="8pt" style:font-name-complex="Tahoma" style:font-size-complex="8pt" style:text-scale="90%"/>
    </style:style>
    <style:style style:name="P14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a9fb45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fo:font-weight="bold" officeooo:rsid="001a116f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3" style:family="graphic" style:parent-style-name="Frame">
      <style:graphic-properties fo:margin-left="0.011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record in get_report_label(data)"&gt;</text:placeholder></text:p>
      <text:p text:style-name="P2"><text:placeholder text:placeholder-type="text">&lt;for each="counter in range(0, 1 if data.get('demo_mode', False) else (load(record, 'counter') or 1)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2" office:value-type="string">
            <text:p text:style-name="P7"><text:span text:style-name="T4"><text:placeholder text:placeholder-type="text">&lt;load(record, 'code', mode='string')&gt;</text:placeholder></text:span> <text:span text:style-name="T4"><text:placeholder text:placeholder-type="text">&lt;load(record, 'code')&gt;</text:placeholder></text:span></text:p>
            <text:p text:style-name="P6"><text:placeholder text:placeholder-type="text">&lt;load(record, 'frame', mode='string')&gt;</text:placeholder></text:p>
            <text:p text:style-name="P8"><text:placeholder text:placeholder-type="text">&lt;load(record, 'frame')&gt;</text:placeholder></text:p>
            <text:p text:style-name="P6"><text:placeholder text:placeholder-type="text">&lt;load(record, 'fabric', mode='string')&gt;</text:placeholder></text:p>
            <text:p text:style-name="P8"><text:placeholder text:placeholder-type="text">&lt;load(record, 'fabric')&gt;</text:placeholder></text:p>
          </table:table-cell>
          <table:covered-table-cell/>
          <table:table-cell table:style-name="Tabella1.A1" office:value-type="string">
            <text:p text:style-name="P11"><draw:frame draw:style-name="fr1" draw:name="image:asimage(load(record, 'company_logo'))" text:anchor-type="as-char" style:rel-width="90%" svg:height="1cm" style:rel-height="scale-min" draw:z-index="1"><draw:text-box fo:min-width="3.027cm"><text:p text:style-name="P10"/></draw:text-box></draw:frame></text:p>
            <text:p text:style-name="P11"><draw:frame draw:style-name="fr2" draw:name="image:asimage(load(record, 'partner_logo'))" text:anchor-type="as-char" svg:y="0.002cm" style:rel-width="90%" svg:height="1cm" style:rel-height="scale-min" draw:z-index="2"><draw:text-box fo:min-width="3.027cm"><text:p text:style-name="P10"/></draw:text-box></draw:frame></text:p>
          </table:table-cell>
        </table:table-row>
        <text:soft-page-break/>
        <table:table-row table:style-name="Tabella1.2">
          <table:table-cell table:style-name="Tabella1.A2" office:value-type="string">
            <text:p text:style-name="P5"><text:span text:style-name="T1"><text:placeholder text:placeholder-type="text">&lt;load(record, 'q_x_pack', mode='string')&gt;</text:placeholder></text:span><text:span text:style-name="T1"> </text:span><text:s text:c="2"/><text:span text:style-name="T1"><text:placeholder text:placeholder-type="text">&lt;load(record, 'q_x_pack')&gt;</text:placeholder></text:span></text:p>
          </table:table-cell>
          <table:table-cell table:style-name="Tabella1.A2" office:value-type="string">
            <text:p text:style-name="P12"><text:span text:style-name="T3"><text:placeholder text:placeholder-type="text">&lt;load(record, 'line', mode='string')&gt;</text:placeholder></text:span><text:span text:style-name="T3"> </text:span><text:span text:style-name="T3"><text:placeholder text:placeholder-type="text">&lt;load(record, 'line')&gt;</text:placeholder></text:span><text:span text:style-name="T3"><text:line-break/></text:span><text:span text:style-name="T3"><text:placeholder text:placeholder-type="text">&lt;load(record, 'period', mode='string')&gt;</text:placeholder></text:span><text:span text:style-name="T2"> </text:span><text:span text:style-name="T3"><text:placeholder text:placeholder-type="text">&lt;load(record, 'period')&gt;</text:placeholder></text:span></text:p>
            <text:p text:style-name="P14"><text:placeholder text:placeholder-type="text">&lt;load(record, 'counter_pack_total', counter=counter)&gt;</text:placeholder></text:p>
          </table:table-cell>
          <table:table-cell table:style-name="Tabella1.A2" office:value-type="string">
            <text:p text:style-name="P13"><draw:frame draw:style-name="fr3" draw:name="image: barcode(load(record, 'ean13'), 'ean13')" text:anchor-type="as-char" svg:width="3.5cm" svg:height="1cm" draw:z-index="0"><draw:text-box><text:p text:style-name="P10"/></draw:text-box></draw:frame></text:p>
          </table:table-cell>
        </table:table-row>
      </table:table>
      <text:p text:style-name="P3"/>
      <text:p text:style-name="P9"><text:placeholder text:placeholder-type="text">&lt;/for&gt;</text:placeholder></text:p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2-24T16:25:37.003681170</dc:date>
    <meta:editing-duration>PT14H21M6S</meta:editing-duration>
    <meta:editing-cycles>194</meta:editing-cycles>
    <meta:generator>LibreOffice/4.3.3.2$Linux_X86_64 LibreOffice_project/430m0$Build-2</meta:generator>
    <dc:creator>thebrush </dc:creator>
    <meta:document-statistic meta:table-count="1" meta:image-count="0" meta:object-count="0" meta:page-count="3" meta:paragraph-count="15" meta:word-count="52" meta:character-count="591" meta:non-whitespace-character-count="549"/>
  </office:meta>
</office:document-meta>
</file>